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ta4" style:family="table" style:master-page-name="PageStyle_5f_PB16_5f_Bom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padding="0.028in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7" style:family="table-cell" style:parent-style-name="Default">
      <style:table-cell-properties fo:padding="0.028in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fo:padding="0.028in"/>
      <style:text-properties style:font-name="Liberation Sans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4">
        <office:forms form:automatic-focus="false" form:apply-design-mode="false"/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59" table:default-cell-style-name="ce11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3.81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, SW3</text:p>
          </table:table-cell>
          <table:table-cell office:value-type="string" calcext:value-type="string">
            <text:p>SWITCH SLIDE DPDT 300MA 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9-1052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3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Minimal_Bom" table:style-name="ta2"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59" table:default-cell-style-name="ce11"/>
        <table:table-row table:style-name="ro1">
          <table:table-cell/>
          <table:table-cell table:style-name="ce14" office:value-type="string" calcext:value-type="string">
            <text:p>This BOM is intended to be the bare minimum for a 16 port controller, It has no Serial Outputs, no IO headers and no pocketbeagle head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table:table-column table:style-name="co1" table:default-cell-style-name="ce1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59" table:default-cell-style-name="ce11"/>
        <table:table-row table:style-name="ro1">
          <table:table-cell/>
          <table:table-cell table:style-name="ce15" office:value-type="string" calcext:value-type="string">
            <text:p>This BOM removes all the fuses and uses 2 pin headers for the pixel outputs. It assumes you will use separate fusing and power for the pixels.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1:26:58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4.2.2$Windows_X86_64 LibreOffice_project/4e471d8c02c9c90f512f7f9ead8875b57fcb1ec3</meta:generator>
    <meta:editing-duration>PT16M29S</meta:editing-duration>
    <meta:editing-cycles>8</meta:editing-cycles>
    <dc:date>2020-05-01T01:30:18.051000000</dc:date>
    <meta:document-statistic meta:table-count="3" meta:cell-count="442" meta:object-count="0"/>
  </office:meta>
</office:document-meta>
</file>